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Typewriter" svg:font-family="'Lucida Sans Typewriter'" style:font-family-generic="modern" style:font-pitch="fixed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022cm"/>
        </style:tab-stops>
      </style:paragraph-properties>
      <style:text-properties style:font-name="Times New Roman" fo:font-size="14pt" fo:language="en" fo:country="US" officeooo:rsid="000e1265" officeooo:paragraph-rsid="000e1265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9.022cm"/>
        </style:tab-stops>
      </style:paragraph-properties>
      <style:text-properties style:font-name="Times New Roman" fo:font-size="14pt" fo:language="en" fo:country="US" officeooo:rsid="000e40a3" officeooo:paragraph-rsid="000e40a3" style:font-size-asian="14pt" style:font-size-complex="14pt"/>
    </style:style>
    <style:style style:name="P3" style:family="paragraph" style:parent-style-name="Standard" style:list-style-name="L1">
      <style:paragraph-properties>
        <style:tab-stops>
          <style:tab-stop style:position="9.022cm"/>
        </style:tab-stops>
      </style:paragraph-properties>
      <style:text-properties style:font-name="Times New Roman" fo:font-size="14pt" fo:language="en" fo:country="US" officeooo:rsid="000e40a3" officeooo:paragraph-rsid="000e40a3" style:font-size-asian="14pt" style:font-size-complex="14pt"/>
    </style:style>
    <style:style style:name="P4" style:family="paragraph" style:parent-style-name="Standard" style:list-style-name="L1">
      <style:paragraph-properties>
        <style:tab-stops>
          <style:tab-stop style:position="9.022cm"/>
        </style:tab-stops>
      </style:paragraph-properties>
      <style:text-properties style:font-name="Times New Roman" fo:font-size="14pt" fo:language="en" fo:country="US" officeooo:rsid="000e7e68" officeooo:paragraph-rsid="000e7e68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9.022cm"/>
        </style:tab-stops>
      </style:paragraph-properties>
      <style:text-properties style:font-name="Times New Roman" fo:font-size="14pt" fo:language="en" fo:country="US" officeooo:rsid="000e7e68" officeooo:paragraph-rsid="000e7e68" style:font-size-asian="14pt" style:font-size-complex="14pt"/>
    </style:style>
    <style:style style:name="P6" style:family="paragraph" style:parent-style-name="Standard" style:list-style-name="L2">
      <style:paragraph-properties>
        <style:tab-stops>
          <style:tab-stop style:position="9.022cm"/>
        </style:tab-stops>
      </style:paragraph-properties>
      <style:text-properties style:font-name="Times New Roman" fo:font-size="14pt" fo:language="en" fo:country="US" officeooo:rsid="000e7e68" officeooo:paragraph-rsid="000e7e68" style:font-size-asian="14pt" style:font-size-complex="14pt"/>
    </style:style>
    <style:style style:name="P7" style:family="paragraph" style:parent-style-name="Standard" style:list-style-name="L2">
      <style:paragraph-properties>
        <style:tab-stops>
          <style:tab-stop style:position="9.022cm"/>
        </style:tab-stops>
      </style:paragraph-properties>
      <style:text-properties style:font-name="Times New Roman" fo:font-size="14pt" fo:language="en" fo:country="US" officeooo:rsid="000ec93a" officeooo:paragraph-rsid="000ec93a" style:font-size-asian="14pt" style:font-size-complex="14pt"/>
    </style:style>
    <style:style style:name="P8" style:family="paragraph" style:parent-style-name="Standard" style:list-style-name="L2">
      <style:paragraph-properties>
        <style:tab-stops>
          <style:tab-stop style:position="9.022cm"/>
        </style:tab-stops>
      </style:paragraph-properties>
      <style:text-properties style:font-name="Times New Roman" fo:font-size="14pt" fo:language="en" fo:country="US" officeooo:rsid="000ec93a" officeooo:paragraph-rsid="0010308c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9.022cm"/>
        </style:tab-stops>
      </style:paragraph-properties>
      <style:text-properties style:font-name="Times New Roman" fo:font-size="14pt" fo:language="en" fo:country="US" officeooo:rsid="0010308c" officeooo:paragraph-rsid="0010308c" style:font-size-asian="14pt" style:font-size-complex="14pt"/>
    </style:style>
    <style:style style:name="P10" style:family="paragraph" style:parent-style-name="Standard" style:list-style-name="L3">
      <style:paragraph-properties>
        <style:tab-stops>
          <style:tab-stop style:position="9.022cm"/>
        </style:tab-stops>
      </style:paragraph-properties>
      <style:text-properties style:font-name="Times New Roman" fo:font-size="14pt" fo:language="en" fo:country="US" officeooo:rsid="0010308c" officeooo:paragraph-rsid="0010308c" style:font-size-asian="14pt" style:font-size-complex="14pt"/>
    </style:style>
    <style:style style:name="T1" style:family="text">
      <style:text-properties officeooo:rsid="000e7e68"/>
    </style:style>
    <style:style style:name="T2" style:family="text">
      <style:text-properties officeooo:rsid="000ec93a"/>
    </style:style>
    <style:style style:name="T3" style:family="text">
      <style:text-properties fo:language="ru" fo:country="RU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flet: Be wise and survive. Hiking in the mountains</text:p>
      <text:p text:style-name="P2">A) Preparing </text:p>
      <text:list xml:id="list2321332593" text:style-name="L1">
        <text:list-item>
          <text:p text:style-name="P3">First of all, before hiking you must register in search-rescue department of MCHS. There you can can get all information about <text:span text:style-name="T1">route, signals and area</text:span></text:p>
        </text:list-item>
        <text:list-item>
          <text:p text:style-name="P4">Choose comfortable shoes and clothes</text:p>
        </text:list-item>
        <text:list-item>
          <text:p text:style-name="P4">Take warm clothes, powerbanks, flashlight, lighter, first aid kit. And it/s good to take GPS-navigator </text:p>
        </text:list-item>
      </text:list>
      <text:p text:style-name="P5">B) In the hiking</text:p>
      <text:list xml:id="list2868827242" text:style-name="L2">
        <text:list-item>
          <text:p text:style-name="P6">Chose the safest route to travel, even if it is longer</text:p>
        </text:list-item>
        <text:list-item>
          <text:p text:style-name="P6">Before starting, <text:span text:style-name="T2">know about weather, obstacles and other dangers</text:span></text:p>
        </text:list-item>
        <text:list-item>
          <text:p text:style-name="P7">Move only with your group</text:p>
        </text:list-item>
        <text:list-item>
          <text:p text:style-name="P7">The speed of movement should be based on the speed of weakest in the group</text:p>
        </text:list-item>
        <text:list-item>
          <text:p text:style-name="P7">Don’t continue your track in night and in fog</text:p>
        </text:list-item>
        <text:list-item>
          <text:p text:style-name="P8">Move very carefully in mountains</text:p>
        </text:list-item>
      </text:list>
      <text:p text:style-name="P9">C) If you have some troubles</text:p>
      <text:list xml:id="list3935183971" text:style-name="L3">
        <text:list-item>
          <text:p text:style-name="P10">Don’t panic. Try to keep your mind cold</text:p>
        </text:list-item>
        <text:list-item>
          <text:p text:style-name="P10">Check your group (you can lose somebody in stress situation)</text:p>
        </text:list-item>
        <text:list-item>
          <text:p text:style-name="P10">Check your body, and your teammates. If somebody need help, use first aid kit and give signal to MCHS if he need doctor</text:p>
        </text:list-item>
        <text:list-item>
          <text:p text:style-name="P10">Move to safe place and try to evaluate your problems</text:p>
        </text:list-item>
        <text:list-item>
          <text:p text:style-name="P10">If all your group can continue track, have rest and start moving. In other case give signal to MCHS and wait them for help you</text:p>
        </text:list-item>
      </text:list>
      <text:p text:style-name="P9">Good luck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Typewriter" svg:font-family="'Lucida Sans Typewriter'" style:font-family-generic="modern" style:font-pitch="fixed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9T21:23:59.825000000</meta:creation-date>
    <dc:date>2022-10-29T22:16:35.666000000</dc:date>
    <meta:editing-duration>PT11M26S</meta:editing-duration>
    <meta:editing-cycles>1</meta:editing-cycles>
    <meta:document-statistic meta:table-count="0" meta:image-count="0" meta:object-count="0" meta:page-count="1" meta:paragraph-count="19" meta:word-count="212" meta:character-count="1127" meta:non-whitespace-character-count="946"/>
    <meta:generator>LibreOffice/7.3.4.2$Windows_X86_64 LibreOffice_project/728fec16bd5f605073805c3c9e7c4212a0120dc5</meta:generator>
  </office:meta>
</office:document-meta>
</file>